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roman"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style:line-height-at-least="0.353cm" fo:text-indent="0cm" style:auto-text-indent="false"/>
    </style:style>
    <style:style style:name="P2" style:family="paragraph" style:parent-style-name="Standard">
      <style:paragraph-properties fo:margin-left="0cm" fo:margin-right="0cm" style:line-height-at-least="0.353cm" fo:text-align="start" style:justify-single-word="false" fo:text-indent="0cm" style:auto-text-indent="false"/>
    </style:style>
    <style:style style:name="P3" style:family="paragraph" style:parent-style-name="Standard">
      <style:paragraph-properties fo:margin-left="0cm" fo:margin-right="0cm" style:line-height-at-least="0.353cm" fo:text-align="center" style:justify-single-word="false" fo:text-indent="0cm" style:auto-text-indent="false"/>
    </style:style>
    <style:style style:name="T1" style:family="text">
      <style:text-properties style:font-name="Noto Sans" fo:font-size="40pt" fo:font-weight="bold" style:font-size-asian="40pt" style:font-weight-asian="bold"/>
    </style:style>
    <style:style style:name="T2" style:family="text">
      <style:text-properties fo:color="#999999" loext:opacity="100%" style:font-name="Noto Sans" fo:font-size="20pt" style:font-size-asian="20pt"/>
    </style:style>
    <style:style style:name="T3" style:family="text">
      <style:text-properties fo:color="#999999" loext:opacity="100%" style:font-name="Noto Sans" fo:font-size="16pt" style:font-size-asian="16pt"/>
    </style:style>
    <style:style style:name="T4" style:family="text">
      <style:text-properties fo:color="#999999" loext:opacity="100%" style:font-name="Noto Sans" fo:font-size="24pt" style:font-size-asian="2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Ядро Linux</text:span></text:p>
      <text:p text:style-name="P2"><text:span text:style-name="T2">Android построен поверх ядра Linux. Это означает, что основная часть операционной системы Android работает на ядре Linux. Ядро Linux обеспечивает базовые функции управления аппаратными ресурсами, включая управление памятью, процессами, устройствами ввода/вывода и другими аппаратными ресурсами.</text:span></text:p>
      <text:p text:style-name="P1"><text:span text:style-name="T1">Архитектура</text:span></text:p>
      <text:p text:style-name="P2"><text:span text:style-name="T3"><text:s text:c="2"/>Android использует архитектуру с открытым исходным кодом, и множество его компонентов, включая ядро Linux и многие системные приложения, также доступны в виде открытого исходного кода. Это позволяет разработчикам настраивать и адаптировать Android для различных устройств.</text:span></text:p>
      <text:p text:style-name="P2"><text:span text:style-name="T3"><text:s text:c="2"/>Android использует множество библиотек и утилит, которые также являются частью стандартной установки Linux. Это включает в себя библиотеки C и C++, а также утилиты командной строки, такие как libc, busybox и другие.</text:span></text:p>
      <text:p text:style-name="P1"><text:span text:style-name="T1"><text:s text:c="3"/>Приложения и среда выполнения</text:span></text:p>
      <text:p text:style-name="P2"><text:span text:style-name="T4">Android имеет свою собственную среду выполнения (Dalvik или ART), которая запускает приложения Android. Эта среда выполнения строится поверх ядра Linux и </text:span><text:soft-page-break/><text:span text:style-name="T4">обеспечивает изоляцию между приложениями, а также управление ресурсами.</text:span></text:p>
      <text:p text:style-name="P3"><text:span text:style-name="T1">Драйверы и безопасность</text:span></text:p>
      <text:p text:style-name="P2"><text:span text:style-name="T3">Android включает в себя драйверы для управления аппаратными устройствами, такими как камеры, датчики, дисплеи и др. Эти драйверы работают в контексте ядра Linux и обеспечивают доступ приложений к аппаратным возможностям устройства. Поскольку Android использует ядро Linux, Google может внедрять обновления безопасности и исправления уязвимостей ядра Linux в своих обновлениях для Android. Это важно для обеспечения безопасности устройств Android.</text:span></text:p>
      <text:p text:style-name="P3"><text:span text:style-name="T1">Разработка на Android</text:span></text:p>
      <text:p text:style-name="P2"><text:span text:style-name="T3">Android может взаимодействовать с Linux-экосистемой через различные механизмы, такие как командная строка, обмен файлами, поддержка сетевых протоколов и многое другое. Разработчики могут использовать инструменты разработки, такие как Android Studio, для создания приложений для Android. Android Studio включает в себя множество инструментов и библиотек для разработки приложений, но при этом базируется на инфраструктуре и ядре Linux.</text:span></text:p>
      <text:p text:style-name="P3"><text:span text:style-name="T1">Заключение</text:span></text:p>
      <text:p text:style-name="P2"><text:soft-page-break/><text:span text:style-name="T2">В целом, связь между Android и Linux фундаментальна и обеспечивает стабильность, безопасность и возможность разработки для мобильных устройств на базе Android. Android совмещает мощности и надежность ядра Linux с возможностями и интерфейсом пользователя, разработанными специально для мобильных устройств.</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roman"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Объект_20_без_20_заливки" style:display-name="Объект без заливки" style:family="paragraph" style:parent-style-name="Standard">
      <style:paragraph-properties fo:margin-top="0cm" fo:margin-bottom="0cm" style:contextual-spacing="false" style:line-height-at-least="0.353cm"/>
      <style:text-properties style:use-window-font-color="true" loext:opacity="0%" style:text-outline="false" style:text-line-through-style="none" style:text-line-through-type="none" style:font-name="Noto Sans Devanagari" fo:font-family="'Noto Sans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ъект_20_без_20_заливки_20_и_20_линий" style:display-name="Объект без заливки и линий" style:family="paragraph" style:parent-style-name="Standard">
      <style:paragraph-properties fo:margin-top="0cm" fo:margin-bottom="0cm" style:contextual-spacing="false" style:line-height-at-least="0.353cm"/>
      <style:text-properties style:use-window-font-color="true" loext:opacity="0%" style:text-outline="false" style:text-line-through-style="none" style:text-line-through-type="none" style:font-name="Noto Sans Devanagari" fo:font-family="'Noto Sans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Заглавие_20_А4" style:display-name="Заглавие А4" style:family="paragraph" style:parent-style-name="A4">
      <style:text-properties style:font-name="Noto Sans" fo:font-family="'Noto Sans'" style:font-family-generic="roman" style:font-pitch="variable" fo:font-size="44pt" style:font-size-asian="44pt"/>
    </style:style>
    <style:style style:name="Заголовок_20_А4" style:display-name="Заголовок А4" style:family="paragraph" style:parent-style-name="A4">
      <style:text-properties style:font-name="Noto Sans" fo:font-family="'Noto Sans'" style:font-family-generic="roman" style:font-pitch="variable" fo:font-size="24pt" style:font-size-asian="24pt"/>
    </style:style>
    <style:style style:name="Текст_20_А4" style:display-name="Текст А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Заглавие_20_А0" style:display-name="Заглавие А0" style:family="paragraph" style:parent-style-name="A4">
      <style:text-properties style:font-name="Noto Sans" fo:font-family="'Noto Sans'" style:font-family-generic="roman" style:font-pitch="variable" fo:font-size="96pt" style:font-size-asian="96pt"/>
    </style:style>
    <style:style style:name="Заголовок_20_А0" style:display-name="Заголовок А0" style:family="paragraph" style:parent-style-name="A4">
      <style:text-properties style:font-name="Noto Sans" fo:font-family="'Noto Sans'" style:font-family-generic="roman" style:font-pitch="variable" fo:font-size="72pt" style:font-size-asian="72pt"/>
    </style:style>
    <style:style style:name="Текст_20_А0" style:display-name="Текст А0" style:family="paragraph" style:parent-style-name="A4">
      <style:text-properties style:font-name="Noto Sans" fo:font-family="'Noto Sans'" style:font-family-generic="roman" style:font-pitch="variable" fo:font-size="18pt" style:font-size-asian="18pt"/>
    </style:style>
    <style:style style:name="Графика" style:family="paragraph">
      <style:text-properties style:font-name="Liberation Sans" fo:font-family="'Liberation Sans'" style:font-family-generic="roman" style:font-pitch="variable" fo:font-size="18pt" style:font-name-asian="Arimo" style:font-family-asian="Arimo" style:font-family-generic-asian="system" style:font-pitch-asian="variable" style:font-size-asian="18pt" style:font-name-complex="Noto Sans1" style:font-family-complex="'Noto Sans'" style:font-family-generic-complex="system" style:font-pitch-complex="variable" style:font-size-complex="12pt"/>
    </style:style>
    <style:style style:name="Фигуры" style:family="paragraph" style:parent-style-name="Графика">
      <style:text-properties style:font-name="Liberation Sans" fo:font-family="'Liberation Sans'" style:font-family-generic="roman" style:font-pitch="variable" fo:font-size="14pt" fo:font-weight="bold" style:font-size-asian="14pt" style:font-weight-asian="bold"/>
    </style:style>
    <style:style style:name="Заливка" style:family="paragraph" style:parent-style-name="Фигуры">
      <style:text-properties style:font-name="Liberation Sans" fo:font-family="'Liberation Sans'" style:font-family-generic="roman" style:font-pitch="variable" fo:font-size="14pt" fo:font-weight="bold" style:font-size-asian="14pt" style:font-weight-asian="bold"/>
    </style:style>
    <style:style style:name="Заливка_20_синим" style:display-name="Заливка синим" style:family="paragraph" style:parent-style-name="Заливка">
      <style:text-properties fo:color="#ffffff" loext:opacity="100%" style:font-name="Liberation Sans" fo:font-family="'Liberation Sans'" style:font-family-generic="roman" style:font-pitch="variable" fo:font-size="14pt" fo:font-weight="bold" style:font-size-asian="14pt" style:font-weight-asian="bold"/>
    </style:style>
    <style:style style:name="Заливка_20_зелёным" style:display-name="Заливка зелёным" style:family="paragraph" style:parent-style-name="Заливка">
      <style:text-properties fo:color="#ffffff" loext:opacity="100%" style:font-name="Liberation Sans" fo:font-family="'Liberation Sans'" style:font-family-generic="roman" style:font-pitch="variable" fo:font-size="14pt" fo:font-weight="bold" style:font-size-asian="14pt" style:font-weight-asian="bold"/>
    </style:style>
    <style:style style:name="Заливка_20_красным" style:display-name="Заливка красным" style:family="paragraph" style:parent-style-name="Заливка">
      <style:text-properties fo:color="#ffffff" loext:opacity="100%" style:font-name="Liberation Sans" fo:font-family="'Liberation Sans'" style:font-family-generic="roman" style:font-pitch="variable" fo:font-size="14pt" fo:font-weight="bold" style:font-size-asian="14pt" style:font-weight-asian="bold"/>
    </style:style>
    <style:style style:name="Заливка_20_жёлтым" style:display-name="Заливка жёлтым" style:family="paragraph" style:parent-style-name="Заливка">
      <style:text-properties fo:color="#ffffff" loext:opacity="100%" style:font-name="Liberation Sans" fo:font-family="'Liberation Sans'" style:font-family-generic="roman" style:font-pitch="variable" fo:font-size="14pt" fo:font-weight="bold" style:font-size-asian="14pt" style:font-weight-asian="bold"/>
    </style:style>
    <style:style style:name="Контур" style:family="paragraph" style:parent-style-name="Фигуры">
      <style:text-properties style:font-name="Liberation Sans" fo:font-family="'Liberation Sans'" style:font-family-generic="roman" style:font-pitch="variable" fo:font-size="14pt" fo:font-weight="bold" style:font-size-asian="14pt" style:font-weight-asian="bold"/>
    </style:style>
    <style:style style:name="Контур_20_синий" style:display-name="Контур синий" style:family="paragraph" style:parent-style-name="Контур">
      <style:text-properties fo:color="#355269" loext:opacity="100%" style:font-name="Liberation Sans" fo:font-family="'Liberation Sans'" style:font-family-generic="roman" style:font-pitch="variable" fo:font-size="14pt" fo:font-weight="bold" style:font-size-asian="14pt" style:font-weight-asian="bold"/>
    </style:style>
    <style:style style:name="Контур_20_зеленый" style:display-name="Контур зеленый" style:family="paragraph" style:parent-style-name="Контур">
      <style:text-properties fo:color="#127622" loext:opacity="100%" style:font-name="Liberation Sans" fo:font-family="'Liberation Sans'" style:font-family-generic="roman" style:font-pitch="variable" fo:font-size="14pt" fo:font-weight="bold" style:font-size-asian="14pt" style:font-weight-asian="bold"/>
    </style:style>
    <style:style style:name="Контур_20_красный" style:display-name="Контур красный" style:family="paragraph" style:parent-style-name="Контур">
      <style:text-properties fo:color="#c9211e" loext:opacity="100%" style:font-name="Liberation Sans" fo:font-family="'Liberation Sans'" style:font-family-generic="roman" style:font-pitch="variable" fo:font-size="14pt" fo:font-weight="bold" style:font-size-asian="14pt" style:font-weight-asian="bold"/>
    </style:style>
    <style:style style:name="Контур_20_жёлтый" style:display-name="Контур жёлтый" style:family="paragraph" style:parent-style-name="Контур">
      <style:text-properties fo:color="#b47804" loext:opacity="100%" style:font-name="Liberation Sans" fo:font-family="'Liberation Sans'" style:font-family-generic="roman" style:font-pitch="variable" fo:font-size="14pt" fo:font-weight="bold" style:font-size-asian="14pt" style:font-weight-asian="bold"/>
    </style:style>
    <style:style style:name="Линии" style:family="paragraph" style:parent-style-name="Графика">
      <style:text-properties style:font-name="Liberation Sans" fo:font-family="'Liberation Sans'" style:font-family-generic="roman" style:font-pitch="variable" fo:font-size="18pt" style:font-size-asian="18pt"/>
    </style:style>
    <style:style style:name="Стрелки" style:family="paragraph" style:parent-style-name="Линии">
      <style:text-properties style:font-name="Liberation Sans" fo:font-family="'Liberation Sans'" style:font-family-generic="roman" style:font-pitch="variable" fo:font-size="18pt" style:font-size-asian="18pt"/>
    </style:style>
    <style:style style:name="Штриховая_20_линия" style:display-name="Штриховая линия" style:family="paragraph" style:parent-style-name="Линии">
      <style:text-properties style:font-name="Liberation Sans" fo:font-family="'Liberation Sans'" style:font-family-generic="roman" style:font-pitch="variable" fo:font-size="18pt" style:font-size-asian="18pt"/>
    </style:style>
    <style:style style:name="Title_7e_LT_7e_Gliederung_20_1" style:display-name="Title~LT~Gliederung 1" style:family="paragraph">
      <style:paragraph-properties fo:margin-top="0.499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itle_7e_LT_7e_Gliederung_20_2" style:display-name="Title~LT~Gliederung 2" style:family="paragraph" style:parent-style-name="Title_7e_LT_7e_Gliederung_20_1">
      <style:paragraph-properties fo:margin-top="0.4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itle_7e_LT_7e_Gliederung_20_3" style:display-name="Title~LT~Gliederung 3" style:family="paragraph" style:parent-style-name="Title_7e_LT_7e_Gliederung_20_2">
      <style:paragraph-properties fo:margin-top="0.3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_7e_LT_7e_Gliederung_20_4" style:display-name="Title~LT~Gliederung 4" style:family="paragraph" style:parent-style-name="Title_7e_LT_7e_Gliederung_20_3">
      <style:paragraph-properties fo:margin-top="0.199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_7e_LT_7e_Gliederung_20_5" style:display-name="Title~LT~Gliederung 5" style:family="paragraph" style:parent-style-name="Title_7e_LT_7e_Gliederung_20_4">
      <style:paragraph-properties fo:margin-top="0.101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_7e_LT_7e_Gliederung_20_6" style:display-name="Title~LT~Gliederung 6" style:family="paragraph" style:parent-style-name="Title_7e_LT_7e_Gliederung_20_5">
      <style:paragraph-properties fo:margin-top="0.101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_7e_LT_7e_Gliederung_20_7" style:display-name="Title~LT~Gliederung 7" style:family="paragraph" style:parent-style-name="Title_7e_LT_7e_Gliederung_20_6">
      <style:paragraph-properties fo:margin-top="0.101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_7e_LT_7e_Gliederung_20_8" style:display-name="Title~LT~Gliederung 8" style:family="paragraph" style:parent-style-name="Title_7e_LT_7e_Gliederung_20_7">
      <style:paragraph-properties fo:margin-top="0.101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_7e_LT_7e_Gliederung_20_9" style:display-name="Title~LT~Gliederung 9" style:family="paragraph" style:parent-style-name="Title_7e_LT_7e_Gliederung_20_8">
      <style:paragraph-properties fo:margin-top="0.101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_7e_LT_7e_Titel" style:display-name="Title~LT~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letter-kerning="true" style:font-name-asian="Arimo" style:font-family-asian="Arimo"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Title_7e_LT_7e_Untertitel" style:display-name="Title~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itle_7e_LT_7e_Notizen" style:display-name="Title~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Title_7e_LT_7e_Hintergrundobjekte" style:display-name="Title~LT~Hintergrundobjekte"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Noto Sans1" style:font-family-complex="'Noto Sans'" style:font-family-generic-complex="system" style:font-pitch-complex="variable" style:font-size-complex="12pt"/>
    </style:style>
    <style:style style:name="Title_7e_LT_7e_Hintergrund" style:display-name="Title~LT~Hintergrund"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name-asian="Arimo" style:font-family-asian="Arimo"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ay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ay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w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w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w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orang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orang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orang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turquois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turquois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turquois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lu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lu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lu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un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un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un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earth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earth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earth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een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een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een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eetang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eetang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eetang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lightblu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lightblu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lightblu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yellow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yellow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yellow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Объекты_20_фона" style:display-name="Объекты фона"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Noto Sans1" style:font-family-complex="'Noto Sans'" style:font-family-generic-complex="system" style:font-pitch-complex="variable" style:font-size-complex="12pt"/>
    </style:style>
    <style:style style:name="Фон"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Noto Sans1" style:font-family-complex="'Noto Sans'" style:font-family-generic-complex="system" style:font-pitch-complex="variable" style:font-size-complex="12pt"/>
    </style:style>
    <style:style style:name="Примечания" style:family="paragraph">
      <style:paragraph-properties fo:margin-left="0.6cm" fo:margin-right="0cm" fo:text-indent="-0.6cm"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Структура_20_1" style:display-name="Структура 1" style:family="paragraph">
      <style:paragraph-properties fo:margin-top="0.499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Структура_20_2" style:display-name="Структура 2" style:family="paragraph" style:parent-style-name="Структура_20_1">
      <style:paragraph-properties fo:margin-top="0.4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Структура_20_3" style:display-name="Структура 3" style:family="paragraph" style:parent-style-name="Структура_20_2">
      <style:paragraph-properties fo:margin-top="0.3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Структура_20_4" style:display-name="Структура 4" style:family="paragraph" style:parent-style-name="Структура_20_3">
      <style:paragraph-properties fo:margin-top="0.199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5" style:display-name="Структура 5" style:family="paragraph" style:parent-style-name="Структура_20_4">
      <style:paragraph-properties fo:margin-top="0.101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6" style:display-name="Структура 6" style:family="paragraph" style:parent-style-name="Структура_20_5">
      <style:paragraph-properties fo:margin-top="0.101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7" style:display-name="Структура 7" style:family="paragraph" style:parent-style-name="Структура_20_6">
      <style:paragraph-properties fo:margin-top="0.101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8" style:display-name="Структура 8" style:family="paragraph" style:parent-style-name="Структура_20_7">
      <style:paragraph-properties fo:margin-top="0.101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9" style:display-name="Структура 9" style:family="paragraph" style:parent-style-name="Структура_20_8">
      <style:paragraph-properties fo:margin-top="0.101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_20_with_20_no_20_fill_20_and_20_no_20_line" style:display-name="Object with no fill and no line" style:family="paragraph" style:parent-style-name="Standard">
      <style:paragraph-properties fo:margin-top="0cm" fo:margin-bottom="0cm" style:contextual-spacing="false" style:line-height-at-least="0.353cm"/>
      <style:text-properties style:use-window-font-color="true" loext:opacity="0%" style:text-outline="false" style:text-line-through-style="none" style:text-line-through-type="none" style:font-name="Noto Sans Devanagari" fo:font-family="'Noto Sans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able_20_of_20_Content_7e_LT_7e_Gliederung_20_1" style:display-name="Table of Content~LT~Gliederung 1" style:family="paragraph">
      <style:paragraph-properties fo:margin-top="0.499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able_20_of_20_Content_7e_LT_7e_Gliederung_20_2" style:display-name="Table of Content~LT~Gliederung 2" style:family="paragraph" style:parent-style-name="Table_20_of_20_Content_7e_LT_7e_Gliederung_20_1">
      <style:paragraph-properties fo:margin-top="0.4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able_20_of_20_Content_7e_LT_7e_Gliederung_20_3" style:display-name="Table of Content~LT~Gliederung 3" style:family="paragraph" style:parent-style-name="Table_20_of_20_Content_7e_LT_7e_Gliederung_20_2">
      <style:paragraph-properties fo:margin-top="0.3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able_20_of_20_Content_7e_LT_7e_Gliederung_20_4" style:display-name="Table of Content~LT~Gliederung 4" style:family="paragraph" style:parent-style-name="Table_20_of_20_Content_7e_LT_7e_Gliederung_20_3">
      <style:paragraph-properties fo:margin-top="0.199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of_20_Content_7e_LT_7e_Gliederung_20_5" style:display-name="Table of Content~LT~Gliederung 5" style:family="paragraph" style:parent-style-name="Table_20_of_20_Content_7e_LT_7e_Gliederung_20_4">
      <style:paragraph-properties fo:margin-top="0.101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of_20_Content_7e_LT_7e_Gliederung_20_6" style:display-name="Table of Content~LT~Gliederung 6" style:family="paragraph" style:parent-style-name="Table_20_of_20_Content_7e_LT_7e_Gliederung_20_5">
      <style:paragraph-properties fo:margin-top="0.101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of_20_Content_7e_LT_7e_Gliederung_20_7" style:display-name="Table of Content~LT~Gliederung 7" style:family="paragraph" style:parent-style-name="Table_20_of_20_Content_7e_LT_7e_Gliederung_20_6">
      <style:paragraph-properties fo:margin-top="0.101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of_20_Content_7e_LT_7e_Gliederung_20_8" style:display-name="Table of Content~LT~Gliederung 8" style:family="paragraph" style:parent-style-name="Table_20_of_20_Content_7e_LT_7e_Gliederung_20_7">
      <style:paragraph-properties fo:margin-top="0.101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of_20_Content_7e_LT_7e_Gliederung_20_9" style:display-name="Table of Content~LT~Gliederung 9" style:family="paragraph" style:parent-style-name="Table_20_of_20_Content_7e_LT_7e_Gliederung_20_8">
      <style:paragraph-properties fo:margin-top="0.101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of_20_Content_7e_LT_7e_Titel" style:display-name="Table of Content~LT~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letter-kerning="true" style:font-name-asian="Arimo" style:font-family-asian="Arimo"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Table_20_of_20_Content_7e_LT_7e_Untertitel" style:display-name="Table of Content~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able_20_of_20_Content_7e_LT_7e_Notizen" style:display-name="Table of Content~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Table_20_of_20_Content_7e_LT_7e_Hintergrundobjekte" style:display-name="Table of Content~LT~Hintergrundobjekte"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Noto Sans1" style:font-family-complex="'Noto Sans'" style:font-family-generic-complex="system" style:font-pitch-complex="variable" style:font-size-complex="12pt"/>
    </style:style>
    <style:style style:name="Table_20_of_20_Content_7e_LT_7e_Hintergrund" style:display-name="Table of Content~LT~Hintergrund"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Noto Sans1" style:font-family-complex="'Noto Sans'" style:font-family-generic-complex="system" style:font-pitch-complex="variable" style:font-size-complex="12pt"/>
    </style:style>
    <style:style style:name="Content_20_1_7e_LT_7e_Gliederung_20_1" style:display-name="Content 1~LT~Gliederung 1" style:family="paragraph">
      <style:paragraph-properties fo:margin-top="0.499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Content_20_1_7e_LT_7e_Gliederung_20_2" style:display-name="Content 1~LT~Gliederung 2" style:family="paragraph" style:parent-style-name="Content_20_1_7e_LT_7e_Gliederung_20_1">
      <style:paragraph-properties fo:margin-top="0.4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Content_20_1_7e_LT_7e_Gliederung_20_3" style:display-name="Content 1~LT~Gliederung 3" style:family="paragraph" style:parent-style-name="Content_20_1_7e_LT_7e_Gliederung_20_2">
      <style:paragraph-properties fo:margin-top="0.3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ontent_20_1_7e_LT_7e_Gliederung_20_4" style:display-name="Content 1~LT~Gliederung 4" style:family="paragraph" style:parent-style-name="Content_20_1_7e_LT_7e_Gliederung_20_3">
      <style:paragraph-properties fo:margin-top="0.199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_20_1_7e_LT_7e_Gliederung_20_5" style:display-name="Content 1~LT~Gliederung 5" style:family="paragraph" style:parent-style-name="Content_20_1_7e_LT_7e_Gliederung_20_4">
      <style:paragraph-properties fo:margin-top="0.101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_20_1_7e_LT_7e_Gliederung_20_6" style:display-name="Content 1~LT~Gliederung 6" style:family="paragraph" style:parent-style-name="Content_20_1_7e_LT_7e_Gliederung_20_5">
      <style:paragraph-properties fo:margin-top="0.101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_20_1_7e_LT_7e_Gliederung_20_7" style:display-name="Content 1~LT~Gliederung 7" style:family="paragraph" style:parent-style-name="Content_20_1_7e_LT_7e_Gliederung_20_6">
      <style:paragraph-properties fo:margin-top="0.101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_20_1_7e_LT_7e_Gliederung_20_8" style:display-name="Content 1~LT~Gliederung 8" style:family="paragraph" style:parent-style-name="Content_20_1_7e_LT_7e_Gliederung_20_7">
      <style:paragraph-properties fo:margin-top="0.101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_20_1_7e_LT_7e_Gliederung_20_9" style:display-name="Content 1~LT~Gliederung 9" style:family="paragraph" style:parent-style-name="Content_20_1_7e_LT_7e_Gliederung_20_8">
      <style:paragraph-properties fo:margin-top="0.101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_20_1_7e_LT_7e_Titel" style:display-name="Content 1~LT~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letter-kerning="true" style:font-name-asian="Arimo" style:font-family-asian="Arimo"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Content_20_1_7e_LT_7e_Untertitel" style:display-name="Content 1~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Content_20_1_7e_LT_7e_Notizen" style:display-name="Content 1~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Content_20_1_7e_LT_7e_Hintergrundobjekte" style:display-name="Content 1~LT~Hintergrundobjekte"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Noto Sans1" style:font-family-complex="'Noto Sans'" style:font-family-generic-complex="system" style:font-pitch-complex="variable" style:font-size-complex="12pt"/>
    </style:style>
    <style:style style:name="Content_20_1_7e_LT_7e_Hintergrund" style:display-name="Content 1~LT~Hintergrund"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Noto Sans1" style:font-family-complex="'Noto Sans'" style:font-family-generic-complex="system" style:font-pitch-complex="variable" style:font-size-complex="12pt"/>
    </style:style>
    <style:style style:name="Bullet_20_1_7e_LT_7e_Gliederung_20_1" style:display-name="Bullet 1~LT~Gliederung 1" style:family="paragraph">
      <style:paragraph-properties fo:margin-top="0.499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ullet_20_1_7e_LT_7e_Gliederung_20_2" style:display-name="Bullet 1~LT~Gliederung 2" style:family="paragraph" style:parent-style-name="Bullet_20_1_7e_LT_7e_Gliederung_20_1">
      <style:paragraph-properties fo:margin-top="0.4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Bullet_20_1_7e_LT_7e_Gliederung_20_3" style:display-name="Bullet 1~LT~Gliederung 3" style:family="paragraph" style:parent-style-name="Bullet_20_1_7e_LT_7e_Gliederung_20_2">
      <style:paragraph-properties fo:margin-top="0.3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ullet_20_1_7e_LT_7e_Gliederung_20_4" style:display-name="Bullet 1~LT~Gliederung 4" style:family="paragraph" style:parent-style-name="Bullet_20_1_7e_LT_7e_Gliederung_20_3">
      <style:paragraph-properties fo:margin-top="0.199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1_7e_LT_7e_Gliederung_20_5" style:display-name="Bullet 1~LT~Gliederung 5" style:family="paragraph" style:parent-style-name="Bullet_20_1_7e_LT_7e_Gliederung_20_4">
      <style:paragraph-properties fo:margin-top="0.101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1_7e_LT_7e_Gliederung_20_6" style:display-name="Bullet 1~LT~Gliederung 6" style:family="paragraph" style:parent-style-name="Bullet_20_1_7e_LT_7e_Gliederung_20_5">
      <style:paragraph-properties fo:margin-top="0.101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1_7e_LT_7e_Gliederung_20_7" style:display-name="Bullet 1~LT~Gliederung 7" style:family="paragraph" style:parent-style-name="Bullet_20_1_7e_LT_7e_Gliederung_20_6">
      <style:paragraph-properties fo:margin-top="0.101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1_7e_LT_7e_Gliederung_20_8" style:display-name="Bullet 1~LT~Gliederung 8" style:family="paragraph" style:parent-style-name="Bullet_20_1_7e_LT_7e_Gliederung_20_7">
      <style:paragraph-properties fo:margin-top="0.101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1_7e_LT_7e_Gliederung_20_9" style:display-name="Bullet 1~LT~Gliederung 9" style:family="paragraph" style:parent-style-name="Bullet_20_1_7e_LT_7e_Gliederung_20_8">
      <style:paragraph-properties fo:margin-top="0.101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1_7e_LT_7e_Titel" style:display-name="Bullet 1~LT~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letter-kerning="true" style:font-name-asian="Arimo" style:font-family-asian="Arimo"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Bullet_20_1_7e_LT_7e_Untertitel" style:display-name="Bullet 1~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ullet_20_1_7e_LT_7e_Notizen" style:display-name="Bullet 1~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ullet_20_1_7e_LT_7e_Hintergrundobjekte" style:display-name="Bullet 1~LT~Hintergrundobjekte"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Noto Sans1" style:font-family-complex="'Noto Sans'" style:font-family-generic-complex="system" style:font-pitch-complex="variable" style:font-size-complex="12pt"/>
    </style:style>
    <style:style style:name="Bullet_20_1_7e_LT_7e_Hintergrund" style:display-name="Bullet 1~LT~Hintergrund"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Noto Sans1" style:font-family-complex="'Noto Sans'" style:font-family-generic-complex="system" style:font-pitch-complex="variable" style:font-size-complex="12pt"/>
    </style:style>
    <style:style style:name="Content_20_2_7e_LT_7e_Gliederung_20_1" style:display-name="Content 2~LT~Gliederung 1" style:family="paragraph">
      <style:paragraph-properties fo:margin-top="0.499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Content_20_2_7e_LT_7e_Gliederung_20_2" style:display-name="Content 2~LT~Gliederung 2" style:family="paragraph" style:parent-style-name="Content_20_2_7e_LT_7e_Gliederung_20_1">
      <style:paragraph-properties fo:margin-top="0.4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Content_20_2_7e_LT_7e_Gliederung_20_3" style:display-name="Content 2~LT~Gliederung 3" style:family="paragraph" style:parent-style-name="Content_20_2_7e_LT_7e_Gliederung_20_2">
      <style:paragraph-properties fo:margin-top="0.3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ontent_20_2_7e_LT_7e_Gliederung_20_4" style:display-name="Content 2~LT~Gliederung 4" style:family="paragraph" style:parent-style-name="Content_20_2_7e_LT_7e_Gliederung_20_3">
      <style:paragraph-properties fo:margin-top="0.199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_20_2_7e_LT_7e_Gliederung_20_5" style:display-name="Content 2~LT~Gliederung 5" style:family="paragraph" style:parent-style-name="Content_20_2_7e_LT_7e_Gliederung_20_4">
      <style:paragraph-properties fo:margin-top="0.101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_20_2_7e_LT_7e_Gliederung_20_6" style:display-name="Content 2~LT~Gliederung 6" style:family="paragraph" style:parent-style-name="Content_20_2_7e_LT_7e_Gliederung_20_5">
      <style:paragraph-properties fo:margin-top="0.101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_20_2_7e_LT_7e_Gliederung_20_7" style:display-name="Content 2~LT~Gliederung 7" style:family="paragraph" style:parent-style-name="Content_20_2_7e_LT_7e_Gliederung_20_6">
      <style:paragraph-properties fo:margin-top="0.101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_20_2_7e_LT_7e_Gliederung_20_8" style:display-name="Content 2~LT~Gliederung 8" style:family="paragraph" style:parent-style-name="Content_20_2_7e_LT_7e_Gliederung_20_7">
      <style:paragraph-properties fo:margin-top="0.101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_20_2_7e_LT_7e_Gliederung_20_9" style:display-name="Content 2~LT~Gliederung 9" style:family="paragraph" style:parent-style-name="Content_20_2_7e_LT_7e_Gliederung_20_8">
      <style:paragraph-properties fo:margin-top="0.101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_20_2_7e_LT_7e_Titel" style:display-name="Content 2~LT~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letter-kerning="true" style:font-name-asian="Arimo" style:font-family-asian="Arimo"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Content_20_2_7e_LT_7e_Untertitel" style:display-name="Content 2~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Content_20_2_7e_LT_7e_Notizen" style:display-name="Content 2~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Content_20_2_7e_LT_7e_Hintergrundobjekte" style:display-name="Content 2~LT~Hintergrundobjekte"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Noto Sans1" style:font-family-complex="'Noto Sans'" style:font-family-generic-complex="system" style:font-pitch-complex="variable" style:font-size-complex="12pt"/>
    </style:style>
    <style:style style:name="Content_20_2_7e_LT_7e_Hintergrund" style:display-name="Content 2~LT~Hintergrund"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Noto Sans1" style:font-family-complex="'Noto Sans'" style:font-family-generic-complex="system" style:font-pitch-complex="variable" style:font-size-complex="12pt"/>
    </style:style>
    <style:style style:name="Bullet_20_2_7e_LT_7e_Gliederung_20_1" style:display-name="Bullet 2~LT~Gliederung 1" style:family="paragraph">
      <style:paragraph-properties fo:margin-top="0.499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ullet_20_2_7e_LT_7e_Gliederung_20_2" style:display-name="Bullet 2~LT~Gliederung 2" style:family="paragraph" style:parent-style-name="Bullet_20_2_7e_LT_7e_Gliederung_20_1">
      <style:paragraph-properties fo:margin-top="0.4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Bullet_20_2_7e_LT_7e_Gliederung_20_3" style:display-name="Bullet 2~LT~Gliederung 3" style:family="paragraph" style:parent-style-name="Bullet_20_2_7e_LT_7e_Gliederung_20_2">
      <style:paragraph-properties fo:margin-top="0.3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ullet_20_2_7e_LT_7e_Gliederung_20_4" style:display-name="Bullet 2~LT~Gliederung 4" style:family="paragraph" style:parent-style-name="Bullet_20_2_7e_LT_7e_Gliederung_20_3">
      <style:paragraph-properties fo:margin-top="0.199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2_7e_LT_7e_Gliederung_20_5" style:display-name="Bullet 2~LT~Gliederung 5" style:family="paragraph" style:parent-style-name="Bullet_20_2_7e_LT_7e_Gliederung_20_4">
      <style:paragraph-properties fo:margin-top="0.101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2_7e_LT_7e_Gliederung_20_6" style:display-name="Bullet 2~LT~Gliederung 6" style:family="paragraph" style:parent-style-name="Bullet_20_2_7e_LT_7e_Gliederung_20_5">
      <style:paragraph-properties fo:margin-top="0.101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2_7e_LT_7e_Gliederung_20_7" style:display-name="Bullet 2~LT~Gliederung 7" style:family="paragraph" style:parent-style-name="Bullet_20_2_7e_LT_7e_Gliederung_20_6">
      <style:paragraph-properties fo:margin-top="0.101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2_7e_LT_7e_Gliederung_20_8" style:display-name="Bullet 2~LT~Gliederung 8" style:family="paragraph" style:parent-style-name="Bullet_20_2_7e_LT_7e_Gliederung_20_7">
      <style:paragraph-properties fo:margin-top="0.101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2_7e_LT_7e_Gliederung_20_9" style:display-name="Bullet 2~LT~Gliederung 9" style:family="paragraph" style:parent-style-name="Bullet_20_2_7e_LT_7e_Gliederung_20_8">
      <style:paragraph-properties fo:margin-top="0.101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2_7e_LT_7e_Titel" style:display-name="Bullet 2~LT~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letter-kerning="true" style:font-name-asian="Arimo" style:font-family-asian="Arimo"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Bullet_20_2_7e_LT_7e_Untertitel" style:display-name="Bullet 2~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ullet_20_2_7e_LT_7e_Notizen" style:display-name="Bullet 2~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ullet_20_2_7e_LT_7e_Hintergrundobjekte" style:display-name="Bullet 2~LT~Hintergrundobjekte"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Noto Sans1" style:font-family-complex="'Noto Sans'" style:font-family-generic-complex="system" style:font-pitch-complex="variable" style:font-size-complex="12pt"/>
    </style:style>
    <style:style style:name="Bullet_20_2_7e_LT_7e_Hintergrund" style:display-name="Bullet 2~LT~Hintergrund"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Noto Sans1" style:font-family-complex="'Noto Sans'" style:font-family-generic-complex="system" style:font-pitch-complex="variable" style:font-size-complex="12pt"/>
    </style:style>
    <style:style style:name="Jigsaw_7e_LT_7e_Gliederung_20_1" style:display-name="Jigsaw~LT~Gliederung 1" style:family="paragraph">
      <style:paragraph-properties fo:margin-top="0.499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Jigsaw_7e_LT_7e_Gliederung_20_2" style:display-name="Jigsaw~LT~Gliederung 2" style:family="paragraph" style:parent-style-name="Jigsaw_7e_LT_7e_Gliederung_20_1">
      <style:paragraph-properties fo:margin-top="0.4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Jigsaw_7e_LT_7e_Gliederung_20_3" style:display-name="Jigsaw~LT~Gliederung 3" style:family="paragraph" style:parent-style-name="Jigsaw_7e_LT_7e_Gliederung_20_2">
      <style:paragraph-properties fo:margin-top="0.3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Jigsaw_7e_LT_7e_Gliederung_20_4" style:display-name="Jigsaw~LT~Gliederung 4" style:family="paragraph" style:parent-style-name="Jigsaw_7e_LT_7e_Gliederung_20_3">
      <style:paragraph-properties fo:margin-top="0.199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Jigsaw_7e_LT_7e_Gliederung_20_5" style:display-name="Jigsaw~LT~Gliederung 5" style:family="paragraph" style:parent-style-name="Jigsaw_7e_LT_7e_Gliederung_20_4">
      <style:paragraph-properties fo:margin-top="0.101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Jigsaw_7e_LT_7e_Gliederung_20_6" style:display-name="Jigsaw~LT~Gliederung 6" style:family="paragraph" style:parent-style-name="Jigsaw_7e_LT_7e_Gliederung_20_5">
      <style:paragraph-properties fo:margin-top="0.101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Jigsaw_7e_LT_7e_Gliederung_20_7" style:display-name="Jigsaw~LT~Gliederung 7" style:family="paragraph" style:parent-style-name="Jigsaw_7e_LT_7e_Gliederung_20_6">
      <style:paragraph-properties fo:margin-top="0.101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Jigsaw_7e_LT_7e_Gliederung_20_8" style:display-name="Jigsaw~LT~Gliederung 8" style:family="paragraph" style:parent-style-name="Jigsaw_7e_LT_7e_Gliederung_20_7">
      <style:paragraph-properties fo:margin-top="0.101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Jigsaw_7e_LT_7e_Gliederung_20_9" style:display-name="Jigsaw~LT~Gliederung 9" style:family="paragraph" style:parent-style-name="Jigsaw_7e_LT_7e_Gliederung_20_8">
      <style:paragraph-properties fo:margin-top="0.101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Jigsaw_7e_LT_7e_Titel" style:display-name="Jigsaw~LT~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letter-kerning="true" style:font-name-asian="Arimo" style:font-family-asian="Arimo"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Jigsaw_7e_LT_7e_Untertitel" style:display-name="Jigsaw~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Jigsaw_7e_LT_7e_Notizen" style:display-name="Jigsaw~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Jigsaw_7e_LT_7e_Hintergrundobjekte" style:display-name="Jigsaw~LT~Hintergrundobjekte"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Noto Sans1" style:font-family-complex="'Noto Sans'" style:font-family-generic-complex="system" style:font-pitch-complex="variable" style:font-size-complex="12pt"/>
    </style:style>
    <style:style style:name="Jigsaw_7e_LT_7e_Hintergrund" style:display-name="Jigsaw~LT~Hintergrund"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Noto Sans1" style:font-family-complex="'Noto Sans'" style:font-family-generic-complex="system" style:font-pitch-complex="variable" style:font-size-complex="12pt"/>
    </style:style>
    <style:style style:name="Bullet_20_3_7e_LT_7e_Gliederung_20_1" style:display-name="Bullet 3~LT~Gliederung 1" style:family="paragraph">
      <style:paragraph-properties fo:margin-top="0.499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ullet_20_3_7e_LT_7e_Gliederung_20_2" style:display-name="Bullet 3~LT~Gliederung 2" style:family="paragraph" style:parent-style-name="Bullet_20_3_7e_LT_7e_Gliederung_20_1">
      <style:paragraph-properties fo:margin-top="0.4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Bullet_20_3_7e_LT_7e_Gliederung_20_3" style:display-name="Bullet 3~LT~Gliederung 3" style:family="paragraph" style:parent-style-name="Bullet_20_3_7e_LT_7e_Gliederung_20_2">
      <style:paragraph-properties fo:margin-top="0.3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ullet_20_3_7e_LT_7e_Gliederung_20_4" style:display-name="Bullet 3~LT~Gliederung 4" style:family="paragraph" style:parent-style-name="Bullet_20_3_7e_LT_7e_Gliederung_20_3">
      <style:paragraph-properties fo:margin-top="0.199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3_7e_LT_7e_Gliederung_20_5" style:display-name="Bullet 3~LT~Gliederung 5" style:family="paragraph" style:parent-style-name="Bullet_20_3_7e_LT_7e_Gliederung_20_4">
      <style:paragraph-properties fo:margin-top="0.101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3_7e_LT_7e_Gliederung_20_6" style:display-name="Bullet 3~LT~Gliederung 6" style:family="paragraph" style:parent-style-name="Bullet_20_3_7e_LT_7e_Gliederung_20_5">
      <style:paragraph-properties fo:margin-top="0.101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3_7e_LT_7e_Gliederung_20_7" style:display-name="Bullet 3~LT~Gliederung 7" style:family="paragraph" style:parent-style-name="Bullet_20_3_7e_LT_7e_Gliederung_20_6">
      <style:paragraph-properties fo:margin-top="0.101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3_7e_LT_7e_Gliederung_20_8" style:display-name="Bullet 3~LT~Gliederung 8" style:family="paragraph" style:parent-style-name="Bullet_20_3_7e_LT_7e_Gliederung_20_7">
      <style:paragraph-properties fo:margin-top="0.101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3_7e_LT_7e_Gliederung_20_9" style:display-name="Bullet 3~LT~Gliederung 9" style:family="paragraph" style:parent-style-name="Bullet_20_3_7e_LT_7e_Gliederung_20_8">
      <style:paragraph-properties fo:margin-top="0.101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3_7e_LT_7e_Titel" style:display-name="Bullet 3~LT~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letter-kerning="true" style:font-name-asian="Arimo" style:font-family-asian="Arimo"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Bullet_20_3_7e_LT_7e_Untertitel" style:display-name="Bullet 3~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ullet_20_3_7e_LT_7e_Notizen" style:display-name="Bullet 3~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ullet_20_3_7e_LT_7e_Hintergrundobjekte" style:display-name="Bullet 3~LT~Hintergrundobjekte"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Noto Sans1" style:font-family-complex="'Noto Sans'" style:font-family-generic-complex="system" style:font-pitch-complex="variable" style:font-size-complex="12pt"/>
    </style:style>
    <style:style style:name="Bullet_20_3_7e_LT_7e_Hintergrund" style:display-name="Bullet 3~LT~Hintergrund"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Noto Sans1" style:font-family-complex="'Noto Sans'" style:font-family-generic-complex="system" style:font-pitch-complex="variable" style:font-size-complex="12pt"/>
    </style:style>
    <style:style style:name="Image_7e_LT_7e_Gliederung_20_1" style:display-name="Image~LT~Gliederung 1" style:family="paragraph">
      <style:paragraph-properties fo:margin-top="0.499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Image_7e_LT_7e_Gliederung_20_2" style:display-name="Image~LT~Gliederung 2" style:family="paragraph" style:parent-style-name="Image_7e_LT_7e_Gliederung_20_1">
      <style:paragraph-properties fo:margin-top="0.4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age_7e_LT_7e_Gliederung_20_3" style:display-name="Image~LT~Gliederung 3" style:family="paragraph" style:parent-style-name="Image_7e_LT_7e_Gliederung_20_2">
      <style:paragraph-properties fo:margin-top="0.3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age_7e_LT_7e_Gliederung_20_4" style:display-name="Image~LT~Gliederung 4" style:family="paragraph" style:parent-style-name="Image_7e_LT_7e_Gliederung_20_3">
      <style:paragraph-properties fo:margin-top="0.199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age_7e_LT_7e_Gliederung_20_5" style:display-name="Image~LT~Gliederung 5" style:family="paragraph" style:parent-style-name="Image_7e_LT_7e_Gliederung_20_4">
      <style:paragraph-properties fo:margin-top="0.101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age_7e_LT_7e_Gliederung_20_6" style:display-name="Image~LT~Gliederung 6" style:family="paragraph" style:parent-style-name="Image_7e_LT_7e_Gliederung_20_5">
      <style:paragraph-properties fo:margin-top="0.101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age_7e_LT_7e_Gliederung_20_7" style:display-name="Image~LT~Gliederung 7" style:family="paragraph" style:parent-style-name="Image_7e_LT_7e_Gliederung_20_6">
      <style:paragraph-properties fo:margin-top="0.101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age_7e_LT_7e_Gliederung_20_8" style:display-name="Image~LT~Gliederung 8" style:family="paragraph" style:parent-style-name="Image_7e_LT_7e_Gliederung_20_7">
      <style:paragraph-properties fo:margin-top="0.101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age_7e_LT_7e_Gliederung_20_9" style:display-name="Image~LT~Gliederung 9" style:family="paragraph" style:parent-style-name="Image_7e_LT_7e_Gliederung_20_8">
      <style:paragraph-properties fo:margin-top="0.101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age_7e_LT_7e_Titel" style:display-name="Image~LT~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letter-kerning="true" style:font-name-asian="Arimo" style:font-family-asian="Arimo"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Image_7e_LT_7e_Untertitel" style:display-name="Image~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Image_7e_LT_7e_Notizen" style:display-name="Image~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Image_7e_LT_7e_Hintergrundobjekte" style:display-name="Image~LT~Hintergrundobjekte"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Noto Sans1" style:font-family-complex="'Noto Sans'" style:font-family-generic-complex="system" style:font-pitch-complex="variable" style:font-size-complex="12pt"/>
    </style:style>
    <style:style style:name="Image_7e_LT_7e_Hintergrund" style:display-name="Image~LT~Hintergrund"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Noto Sans1" style:font-family-complex="'Noto Sans'" style:font-family-generic-complex="system" style:font-pitch-complex="variable"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3T08:51:29.614605975</meta:creation-date>
    <dc:date>2023-09-13T08:52:46.437571703</dc:date>
    <meta:editing-duration>PT1M17S</meta:editing-duration>
    <meta:editing-cycles>1</meta:editing-cycles>
    <meta:document-statistic meta:table-count="0" meta:image-count="0" meta:object-count="0" meta:page-count="3" meta:paragraph-count="13" meta:word-count="296" meta:character-count="2302" meta:non-whitespace-character-count="2012"/>
    <meta:generator>LibreOffice/7.3.7.2$Linux_X86_64 LibreOffice_project/30$Build-2</meta:generator>
  </office:meta>
</office:document-meta>
</file>